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T1" style:family="text">
      <style:text-properties officeooo:rsid="001553f4"/>
    </style:style>
    <style:style style:name="T2" style:family="text">
      <style:text-properties officeooo:rsid="00180547"/>
    </style:style>
    <style:style style:name="T3"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Desarrolla una página web en la que al pulsar un botón se genere un mensaje por consola.</text:p>
      <text:p text:style-name="Standard">&lt;!DOCTYPE html&gt;</text:p>
      <text:p text:style-name="Standard">&lt;html&gt;</text:p>
      <text:p text:style-name="Standard">&lt;head&gt;</text:p>
      <text:p text:style-name="Standard"><text:s text:c="4"/>&lt;title&gt;<text:span text:style-name="T2">Primero</text:span>&lt;/title&gt;</text:p>
      <text:p text:style-name="Standard">&lt;/head&gt;</text:p>
      <text:p text:style-name="Standard">&lt;body&gt;</text:p>
      <text:p text:style-name="Standard">&lt;button type="button" onclick="mensaje()"&gt;Púlsame&lt;/button&gt;</text:p>
      <text:p text:style-name="Standard">&lt;script&gt;</text:p>
      <text:p text:style-name="Standard"><text:s text:c="8"/>function mensaje() {</text:p>
      <text:p text:style-name="Standard"><text:s text:c="12"/>console.log("Muy bien sabes leer")</text:p>
      <text:p text:style-name="Standard"><text:s text:c="8"/>}</text:p>
      <text:p text:style-name="Standard">&lt;/script&gt;</text:p>
      <text:p text:style-name="Standard">&lt;/body&gt;</text:p>
      <text:p text:style-name="Standard">&lt;/html&gt;</text:p>
      <text:p text:style-name="Standard"/>
      <text:p text:style-name="Standard"/>
      <text:p text:style-name="P1"><text:span text:style-name="T1">2.</text:span>Diseña una web con tres botones para que al pulsarlos se genere un mensaje de bienvenida en ruso, español e inglés en la misma página. El mensaje irá en un párrafo (etiqueta). Se pide que los mensajes tengan un color diferente dependiendo del idioma. Los mensajes de bienvenida se deberá generar con el método write().</text:p>
      <text:p text:style-name="P1"/>
      <text:p text:style-name="P1">&lt;<text:span text:style-name="T3">!DOCTYPE html&gt;</text:span></text:p>
      <text:p text:style-name="P3">&lt;html&gt;</text:p>
      <text:p text:style-name="P3">&lt;head&gt;</text:p>
      <text:p text:style-name="P3"><text:s text:c="4"/>&lt;title&gt;Segundo&lt;/title&gt;</text:p>
      <text:p text:style-name="P3">&lt;/head&gt;</text:p>
      <text:p text:style-name="P3">&lt;body&gt;</text:p>
      <text:p text:style-name="P3"><text:s text:c="4"/>&lt;button type="button" onclick="ruso()"&gt;Ruso&lt;/button&gt;</text:p>
      <text:p text:style-name="P3"><text:s text:c="4"/>&lt;button type="button" onclick="espanol()"&gt;Español&lt;/button&gt;</text:p>
      <text:p text:style-name="P3"><text:s text:c="4"/>&lt;button type="button" onclick="ingles()"&gt;Inglés&lt;/button&gt;</text:p>
      <text:p text:style-name="P3"><text:s text:c="4"/></text:p>
      <text:p text:style-name="P3"><text:s text:c="4"/>&lt;script&gt;</text:p>
      <text:p text:style-name="P3"><text:s text:c="8"/>function ruso() {</text:p>
      <text:p text:style-name="P3"><text:s text:c="12"/>document.write('&lt;p style="color:white;background-color:black;" color&gt;Добро пожаловать!&lt;/p&gt;')</text:p>
      <text:p text:style-name="P3"><text:s text:c="8"/>}</text:p>
      <text:p text:style-name="P3"><text:s text:c="8"/>function espanol() {</text:p>
      <text:p text:style-name="P3"><text:s text:c="12"/>document.write('&lt;p style="color:yellow;background-color:red;"&gt;¡Bienvenido!&lt;/p&gt;')</text:p>
      <text:p text:style-name="P3"><text:s text:c="8"/>}</text:p>
      <text:p text:style-name="P3"><text:s text:c="8"/>function ingles() {</text:p>
      <text:p text:style-name="P3"><text:s text:c="12"/>document.write('&lt;p style="color:red;background-color:blue;"&gt;Welcome!&lt;/p&gt;')</text:p>
      <text:p text:style-name="P3"><text:s text:c="8"/>}</text:p>
      <text:p text:style-name="P3"><text:s text:c="4"/>&lt;/script&gt;</text:p>
      <text:p text:style-name="P3">&lt;/body&gt;</text:p>
      <text:p text:style-name="P3">&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00:28:59.701854823</meta:creation-date>
    <meta:generator>LibreOffice/7.4.7.2$Linux_X86_64 LibreOffice_project/40$Build-2</meta:generator>
    <dc:date>2023-09-21T15:40:55.269933088</dc:date>
    <meta:editing-duration>PT53M39S</meta:editing-duration>
    <meta:editing-cycles>5</meta:editing-cycles>
    <meta:document-statistic meta:table-count="0" meta:image-count="0" meta:object-count="0" meta:page-count="1" meta:paragraph-count="39" meta:word-count="134" meta:character-count="1324" meta:non-whitespace-character-count="1084"/>
  </office:meta>
</office:document-meta>
</file>